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3957in" svg:y="1.4142in">
            <draw:object draw:notify-on-update-of-ranges="Sheet1.A1:Sheet1.A1 Sheet1.A2:Sheet1.A194 Sheet1.C1:Sheet1.C1 Sheet1.C2:Sheet1.C19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3913in" svg:y="5.337in">
            <draw:object draw:notify-on-update-of-ranges="Sheet1.A1:Sheet1.A1 Sheet1.A2:Sheet1.A194 Sheet1.B1:Sheet1.B1 Sheet1.B2:Sheet1.B19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<text:s/>total completed </text:p>
          </table:table-cell>
          <table:table-cell office:value-type="string" calcext:value-type="string">
            <text:p><text:s/>avg time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.33333" calcext:value-type="float">
            <text:p>2.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4.1111" calcext:value-type="float">
            <text:p>14.11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8.5556" calcext:value-type="float">
            <text:p>18.5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0.6667" calcext:value-type="float">
            <text:p>20.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1.6667" calcext:value-type="float">
            <text:p>51.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272.6" calcext:value-type="float">
            <text:p>272.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287.6" calcext:value-type="float">
            <text:p>287.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563.1" calcext:value-type="float">
            <text:p>563.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29.7" calcext:value-type="float">
            <text:p>129.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235.6" calcext:value-type="float">
            <text:p>235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75.6" calcext:value-type="float">
            <text:p>175.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416.1" calcext:value-type="float">
            <text:p>416.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395.4" calcext:value-type="float">
            <text:p>395.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432.3" calcext:value-type="float">
            <text:p>432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96.3" calcext:value-type="float">
            <text:p>396.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139.222" calcext:value-type="float">
            <text:p>139.2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560.2" calcext:value-type="float">
            <text:p>560.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191.5" calcext:value-type="float">
            <text:p>191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452.1" calcext:value-type="float">
            <text:p>452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90.1" calcext:value-type="float">
            <text:p>90.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483.6" calcext:value-type="float">
            <text:p>483.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359.4" calcext:value-type="float">
            <text:p>359.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2949.9" calcext:value-type="float">
            <text:p>2949.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984.7" calcext:value-type="float">
            <text:p>984.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1199.9" calcext:value-type="float">
            <text:p>1199.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office:value-type="float" office:value="1980.67" calcext:value-type="float">
            <text:p>1980.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573.9" calcext:value-type="float">
            <text:p>573.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2262.5" calcext:value-type="float">
            <text:p>2262.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295.6" calcext:value-type="float">
            <text:p>295.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98.75" calcext:value-type="float">
            <text:p>98.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217.7" calcext:value-type="float">
            <text:p>1217.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466.33" calcext:value-type="float">
            <text:p>1466.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931.222" calcext:value-type="float">
            <text:p>931.2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071.38" calcext:value-type="float">
            <text:p>4071.3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5648.75" calcext:value-type="float">
            <text:p>5648.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1499.88" calcext:value-type="float">
            <text:p>1499.8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4325.3" calcext:value-type="float">
            <text:p>4325.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6101.43" calcext:value-type="float">
            <text:p>6101.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6254.57" calcext:value-type="float">
            <text:p>6254.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6955.17" calcext:value-type="float">
            <text:p>6955.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4952.29" calcext:value-type="float">
            <text:p>4952.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4122.4" calcext:value-type="float">
            <text:p>14122.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office:value-type="float" office:value="7717.67" calcext:value-type="float">
            <text:p>7717.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3474.83" calcext:value-type="float">
            <text:p>3474.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981.5" calcext:value-type="float">
            <text:p>6981.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2459.5" calcext:value-type="float">
            <text:p>2459.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6134.33" calcext:value-type="float">
            <text:p>6134.3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12144.5" calcext:value-type="float">
            <text:p>12144.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9209" calcext:value-type="float">
            <text:p>9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00:17:49.378379046</dc:date>
    <meta:document-statistic meta:table-count="1" meta:cell-count="582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8" style:family="chart">
      <style:chart-properties chart:solid-type="cuboid" chart:symbol-type="named-symbol" chart:symbol-name="square" chart:symbol-width="0.05cm" chart:symbol-height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4cm" svg:y="0.316cm" chart:style-name="ch2">
          <text:p>FC 4-Color</text:p>
        </chart:title>
        <chart:legend chart:legend-position="end" svg:x="12.437cm" svg:y="3.94cm" style:legend-expansion="high" chart:style-name="ch3"/>
        <chart:plot-area chart:style-name="ch4" table:cell-range-address="Sheet1.A1:Sheet1.A194 Sheet1.C1:Sheet1.C194" chart:data-source-has-labels="row" svg:x="0.32cm" svg:y="1.327cm" svg:width="11.797cm" svg:height="7.493cm">
          <chartooo:coordinate-region svg:x="1.593cm" svg:y="1.532cm" svg:width="10.216cm" svg:height="6.629cm"/>
          <chart:axis chart:dimension="x" chart:name="primary-x" chart:style-name="ch5"/>
          <chart:axis chart:dimension="y" chart:name="primary-y" chart:style-name="ch5"/>
          <chart:series chart:style-name="ch6" chart:values-cell-range-address="Sheet1.C2:Sheet1.C194" chart:label-cell-address="Sheet1.C1:Sheet1.C1" chart:class="chart:scatter">
            <chart:domain table:cell-range-address="Sheet1.A2:Sheet1.A194"/>
            <chart:regression-curve chart:style-name="ch7"/>
            <chart:data-point chart:repeated="162"/>
            <chart:data-point chart:style-name="ch8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avg time (m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94</svg:desc>
                </draw:g>
              </table:table-cell>
              <table:table-cell office:value-type="float" office:value="0.1">
                <text:p>0.1</text:p>
                <draw:g>
                  <svg:desc>Sheet1.C2:Sheet1.C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33333">
                <text:p>2.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14.1111">
                <text:p>14.1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8.5556">
                <text:p>18.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0.6667">
                <text:p>20.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1.6667">
                <text:p>51.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272.6">
                <text:p>272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287.6">
                <text:p>287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563.1">
                <text:p>563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235.6">
                <text:p>235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416.1">
                <text:p>416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395.4">
                <text:p>395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14.8">
                <text:p>114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432.3">
                <text:p>432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396.3">
                <text:p>396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39.222">
                <text:p>139.2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560.2">
                <text:p>560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452.1">
                <text:p>452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483.6">
                <text:p>483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359.4">
                <text:p>359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2949.9">
                <text:p>2949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984.7">
                <text:p>984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199.9">
                <text:p>1199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1980.67">
                <text:p>1980.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573.9">
                <text:p>573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2262.5">
                <text:p>2262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295.6">
                <text:p>295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">
                <text:p>225</text:p>
              </table:table-cell>
              <table:table-cell office:value-type="float" office:value="1217.7">
                <text:p>1217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">
                <text:p>250</text:p>
              </table:table-cell>
              <table:table-cell office:value-type="float" office:value="1466.33">
                <text:p>1466.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5">
                <text:p>275</text:p>
              </table:table-cell>
              <table:table-cell office:value-type="float" office:value="931.222">
                <text:p>931.2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4071.38">
                <text:p>4071.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">
                <text:p>301</text:p>
              </table:table-cell>
              <table:table-cell office:value-type="float" office:value="5648.75">
                <text:p>5648.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2">
                <text:p>302</text:p>
              </table:table-cell>
              <table:table-cell office:value-type="float" office:value="1499.88">
                <text:p>1499.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3">
                <text:p>303</text:p>
              </table:table-cell>
              <table:table-cell office:value-type="float" office:value="4325.3">
                <text:p>4325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">
                <text:p>304</text:p>
              </table:table-cell>
              <table:table-cell office:value-type="float" office:value="6101.43">
                <text:p>6101.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5">
                <text:p>325</text:p>
              </table:table-cell>
              <table:table-cell office:value-type="float" office:value="6254.57">
                <text:p>6254.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0">
                <text:p>350</text:p>
              </table:table-cell>
              <table:table-cell office:value-type="float" office:value="6955.17">
                <text:p>6955.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5">
                <text:p>375</text:p>
              </table:table-cell>
              <table:table-cell office:value-type="float" office:value="4952.29">
                <text:p>4952.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0">
                <text:p>400</text:p>
              </table:table-cell>
              <table:table-cell office:value-type="float" office:value="14122.4">
                <text:p>14122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5">
                <text:p>425</text:p>
              </table:table-cell>
              <table:table-cell office:value-type="float" office:value="7717.67">
                <text:p>7717.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0">
                <text:p>450</text:p>
              </table:table-cell>
              <table:table-cell office:value-type="float" office:value="3474.83">
                <text:p>3474.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0">
                <text:p>500</text:p>
              </table:table-cell>
              <table:table-cell office:value-type="float" office:value="6981.5">
                <text:p>6981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5">
                <text:p>525</text:p>
              </table:table-cell>
              <table:table-cell office:value-type="float" office:value="2459.5">
                <text:p>2459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0">
                <text:p>550</text:p>
              </table:table-cell>
              <table:table-cell office:value-type="float" office:value="6134.33">
                <text:p>6134.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5">
                <text:p>57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0">
                <text:p>60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5">
                <text:p>625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0">
                <text:p>650</text:p>
              </table:table-cell>
              <table:table-cell office:value-type="float" office:value="12144.5">
                <text:p>12144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75">
                <text:p>675</text:p>
              </table:table-cell>
              <table:table-cell office:value-type="float" office:value="9209">
                <text:p>9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4cm" svg:y="0.316cm" chart:style-name="ch2">
          <text:p>FC 4-Color</text:p>
        </chart:title>
        <chart:legend chart:legend-position="end" svg:x="12.646cm" svg:y="4.195cm" style:legend-expansion="high" chart:style-name="ch3"/>
        <chart:plot-area chart:style-name="ch4" table:cell-range-address="Sheet1.A1:Sheet1.B194" chart:data-source-has-labels="row" svg:x="0.32cm" svg:y="1.327cm" svg:width="12.006cm" svg:height="7.493cm">
          <chartooo:coordinate-region svg:x="0.98cm" svg:y="1.532cm" svg:width="11.038cm" svg:height="6.629cm"/>
          <chart:axis chart:dimension="x" chart:name="primary-x" chart:style-name="ch5"/>
          <chart:axis chart:dimension="y" chart:name="primary-y" chart:style-name="ch5"/>
          <chart:series chart:style-name="ch6" chart:values-cell-range-address="Sheet1.B2:Sheet1.B194" chart:label-cell-address="Sheet1.B1:Sheet1.B1" chart:class="chart:scatter">
            <chart:domain table:cell-range-address="Sheet1.A2:Sheet1.A194"/>
            <chart:data-point chart:repeated="180"/>
            <chart:data-point chart:style-name="ch7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otal completed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94</svg:desc>
                </draw:g>
              </table:table-cell>
              <table:table-cell office:value-type="float" office:value="10">
                <text:p>10</text:p>
                <draw:g>
                  <svg:desc>Sheet1.B2:Sheet1.B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5">
                <text:p>2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">
                <text:p>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3">
                <text:p>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">
                <text:p>3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5">
                <text:p>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0">
                <text:p>3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5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5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0">
                <text:p>4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0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5">
                <text:p>5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0">
                <text:p>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5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5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0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75">
                <text:p>6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